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592e" officeooo:paragraph-rsid="0013592e"/>
    </style:style>
    <style:style style:name="T1" style:family="text">
      <style:text-properties officeooo:rsid="001359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thod</text:p>
      <text:h text:style-name="Heading_20_1" text:outline-level="1">Title</text:h>
      <text:p text:style-name="P1">Scientific, science words only, sentence or with no verb, as short as possible</text:p>
      <text:h text:style-name="Heading_20_1" text:outline-level="1">Introduction</text:h>
      <text:h text:style-name="Heading_20_1" text:outline-level="1">Methods</text:h>
      <text:p text:style-name="P1">For the next one not necessarly long </text:p>
      <text:h text:style-name="Heading_20_1" text:outline-level="1">Results <text:span text:style-name="T1">(for a report)</text:span></text:h>
      <text:h text:style-name="Heading_20_1" text:outline-level="1">What to expect <text:span text:style-name="T1">(for a project)</text:span></text:h>
      <text:h text:style-name="Heading_20_1" text:outline-level="1">Conclu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language="en" fo:country="GB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language="en" fo:country="GB" fo:font-weight="bold" style:font-size-asian="130%" style:font-weight-asian="bold" style:font-size-complex="130%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9:58:30.519311200</meta:creation-date>
    <dc:date>2016-11-17T20:03:35.162009736</dc:date>
    <meta:editing-duration>PT5M11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35" meta:character-count="207" meta:non-whitespace-character-count="180"/>
  </office:meta>
</office:document-meta>
</file>